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5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2.5134in"/>
    </style:style>
    <style:style style:name="co6" style:family="table-column">
      <style:table-column-properties fo:break-before="auto" style:column-width="2.4374in"/>
    </style:style>
    <style:style style:name="co7" style:family="table-column">
      <style:table-column-properties fo:break-before="page" style:column-width="0.8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278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278in"/>
    </style:style>
    <style:style style:name="ce7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139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table table:name="BOM-BY-REF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3"/>
          <table:table-cell/>
          <table:table-cell table:style-name="ce2" table:number-columns-repeated="1019"/>
        </table:table-row>
        <table:table-row table:style-name="ro2">
          <table:table-cell table:style-name="ce3" office:value-type="string">
            <text:p>B1</text:p>
          </table:table-cell>
          <table:table-cell office:value-type="string">
            <text:p>CR_2032</text:p>
          </table:table-cell>
          <table:table-cell office:value-type="string">
            <text:p>HOLDER BATT CR2032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2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3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4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5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6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8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9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0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1</text:p>
          </table:table-cell>
          <table:table-cell office:value-type="string">
            <text:p>22 pF</text:p>
          </table:table-cell>
          <table:table-cell office:value-type="string">
            <text:p>CAR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12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5</text:p>
          </table:table-cell>
          <table:table-cell office:value-type="string">
            <text:p>S01575</text:p>
          </table:table-cell>
          <table:table-cell office:value-type="string">
            <text:p>DIODE SIG SMD 75V 1206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2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3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4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5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0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2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4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Y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1</text:p>
          </table:table-cell>
          <table:table-cell office:value-type="string">
            <text:p>RESET</text:p>
          </table:table-cell>
          <table:table-cell office:value-type="string">
            <text:p>SW PB SMD N.O.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U1</text:p>
          </table:table-cell>
          <table:table-cell office:value-type="string">
            <text:p>ATMEGA128RFA1</text:p>
          </table:table-cell>
          <table:table-cell office:value-type="string">
            <text:p>IC MICROCONT RF 245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1</text:p>
          </table:table-cell>
          <table:table-cell office:value-type="string">
            <text:p>16.000 MHz</text:p>
          </table:table-cell>
          <table:table-cell office:value-type="string">
            <text:p>XTAL 16 MHZ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2</text:p>
          </table:table-cell>
          <table:table-cell office:value-type="string">
            <text:p>32.768 KHz</text:p>
          </table:table-cell>
          <table:table-cell office:value-type="string">
            <text:p>XTAL RTC 32768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NON-ITEMIZED PARTS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2" office:value-type="string">
            <text:p>BATTERY, <text:s/>CR-2032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7" office:value-type="string">
            <text:p>BOARD, PC, THOTCO</text:p>
          </table:table-cell>
          <table:table-cell table:style-name="ce7" office:value-type="string">
            <text:p>Printed Circuit, each</text:p>
          </table:table-cell>
          <table:table-cell table:style-name="ce9" office:value-type="string">
            <text:p>Y</text:p>
          </table:table-cell>
          <table:table-cell table:style-name="ce7" office:value-type="string">
            <text:p>*Brigitflex quote / 800 pcs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5" office:value-type="string">
            <text:p>DO NOT PLACE PARTS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3"/>
          <table:table-cell/>
          <table:table-cell table:style-name="ce8"/>
          <table:table-cell table:number-columns-repeated="1020"/>
        </table:table-row>
        <table:table-row table:style-name="ro2">
          <table:table-cell table:style-name="ce3" office:value-type="string">
            <text:p>C13</text:p>
          </table:table-cell>
          <table:table-cell office:value-type="string">
            <text:p>4.7 uF</text:p>
          </table:table-cell>
          <table:table-cell office:value-type="string">
            <text:p>CAP CER SMD 4.7u 10% X7R 25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4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5</text:p>
          </table:table-cell>
          <table:table-cell office:value-type="string">
            <text:p>10 uF</text:p>
          </table:table-cell>
          <table:table-cell office:value-type="string">
            <text:p>CAP LYTIC SMD 10uF 20% 16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1</text:p>
          </table:table-cell>
          <table:table-cell office:value-type="string">
            <text:p>RxD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2</text:p>
          </table:table-cell>
          <table:table-cell office:value-type="string">
            <text:p>TxD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43</text:p>
          </table:table-cell>
          <table:table-cell office:value-type="string">
            <text:p>SCK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4</text:p>
          </table:table-cell>
          <table:table-cell office:value-type="string">
            <text:p>ExT_PwR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1</text:p>
          </table:table-cell>
          <table:table-cell office:value-type="string">
            <text:p>.5 A</text:p>
          </table:table-cell>
          <table:table-cell office:value-type="string">
            <text:p>FUSE POLY .5A 15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06-WAY SIL VERT SOCKE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2</text:p>
          </table:table-cell>
          <table:table-cell office:value-type="string">
            <text:p>ANALOG</text:p>
          </table:table-cell>
          <table:table-cell office:value-type="string">
            <text:p>06-WAY SIL VERT SOCKE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3</text:p>
          </table:table-cell>
          <table:table-cell office:value-type="string">
            <text:p>DIGITAL_0</text:p>
          </table:table-cell>
          <table:table-cell office:value-type="string">
            <text:p>SOCKET STRP .1 1X8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4</text:p>
          </table:table-cell>
          <table:table-cell office:value-type="string">
            <text:p>DIGITAL_1</text:p>
          </table:table-cell>
          <table:table-cell office:value-type="string">
            <text:p>SOCKET STRP .1 1X8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1</text:p>
          </table:table-cell>
          <table:table-cell office:value-type="string">
            <text:p>USB_2_MALE</text:p>
          </table:table-cell>
          <table:table-cell office:value-type="string">
            <text:p>CONN USB PCB M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2</text:p>
          </table:table-cell>
          <table:table-cell office:value-type="string">
            <text:p>AVR-ISP-6A</text:p>
          </table:table-cell>
          <table:table-cell office:value-type="string">
            <text:p>CONN SPI AVR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5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7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8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21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2</text:p>
          </table:table-cell>
          <table:table-cell office:value-type="string">
            <text:p>PF1</text:p>
          </table:table-cell>
          <table:table-cell office:value-type="string">
            <text:p>SW PB SMD N.O.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3</text:p>
          </table:table-cell>
          <table:table-cell office:value-type="string">
            <text:p>PF2</text:p>
          </table:table-cell>
          <table:table-cell office:value-type="string">
            <text:p>SW PB SMD N.O.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1</text:p>
          </table:table-cell>
          <table:table-cell office:value-type="string">
            <text:p>USB_D-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2</text:p>
          </table:table-cell>
          <table:table-cell office:value-type="string">
            <text:p>USB_D+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3</text:p>
          </table:table-cell>
          <table:table-cell office:value-type="string">
            <text:p>SER_RXD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4</text:p>
          </table:table-cell>
          <table:table-cell office:value-type="string">
            <text:p>SER_TXD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U2</text:p>
          </table:table-cell>
          <table:table-cell office:value-type="string">
            <text:p>LP2985-33</text:p>
          </table:table-cell>
          <table:table-cell office:value-type="string">
            <text:p>IC REG 3.3V LDO SOT5</text:p>
          </table:table-cell>
          <table:table-cell office:value-type="string">
            <text:p>DO <text:s/>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3</text:p>
          </table:table-cell>
          <table:table-cell office:value-type="string">
            <text:p>ANTENNA</text:p>
          </table:table-cell>
          <table:table-cell office:value-type="string">
            <text:p>DIPOLE_FOLDED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 table:number-rows-repeated="5">
          <table:table-cell table:style-name="Default" table:number-columns-repeated="6"/>
          <table:table-cell table:number-columns-repeated="1017"/>
        </table:table-row>
        <table:table-row table:style-name="ro1" table:number-rows-repeated="10484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0/00/0000</text:date>, <text:time style:data-style-name="N2" text:time-value="0000-00-00T21:10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3T21:11:20</dc:date>
    <meta:generator>LibreOffice/3.6$Linux_X86_64 LibreOffice_project/360m1$Build-1</meta:generator>
    <meta:editing-duration>PT29M4S</meta:editing-duration>
    <meta:editing-cycles>15</meta:editing-cycles>
    <meta:document-statistic meta:table-count="1" meta:cell-count="614" meta:object-count="0"/>
  </office:meta>
</office:document-meta>
</file>